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Aplicación CRUD (Create, Read, Update, Delete)</text:h>
      <text:p text:style-name="Text_20_body"><text:span text:style-name="Strong_20_Emphasis">Nombre: Gestor de Tareas Personal</text:span></text:p>
      <text:list text:style-name="L1">
        <text:list-item>
          <text:p text:style-name="P1"><text:span text:style-name="Strong_20_Emphasis">Funcionalidades:</text:span></text:p>
          <text:list>
            <text:list-item>
              <text:p text:style-name="P1">Crear tareas con título, descripción, fecha límite y prioridad.</text:p>
            </text:list-item>
            <text:list-item>
              <text:p text:style-name="P1">Visualizar tareas en una lista o en un calendario.</text:p>
            </text:list-item>
            <text:list-item>
              <text:p text:style-name="P1">Editar y actualizar detalles de las tareas.</text:p>
            </text:list-item>
            <text:list-item>
              <text:p text:style-name="P1">Eliminar tareas completadas.</text:p>
            </text:list-item>
            <text:list-item>
              <text:p text:style-name="P1">Categorizar tareas (trabajo, personal, estudio, etc.).</text:p>
            </text:list-item>
            <text:list-item>
              <text:p text:style-name="P1">Recordatorios y notificaciones.</text:p>
            </text:list-item>
          </text:list>
        </text:list-item>
        <text:list-item>
          <text:p text:style-name="P1"><text:span text:style-name="Strong_20_Emphasis">Conocimientos para reforzar:</text:span></text:p>
          <text:list>
            <text:list-item>
              <text:p text:style-name="P1">Gestión de estado (useState, useContext, Redux).</text:p>
            </text:list-item>
            <text:list-item>
              <text:p text:style-name="P1">Navegación entre pantallas (React Navigation).</text:p>
            </text:list-item>
            <text:list-item>
              <text:p text:style-name="P1">Persistencia de datos localmente (AsyncStorage) o mediante un backend (Firebase, MongoDB, etc.).</text:p>
            </text:list-item>
            <text:list-item>
              <text:p text:style-name="P1">Manejo de fechas y horas (moment.js o date-fns).</text:p>
            </text:list-item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1:20:50.655547887</meta:creation-date>
    <dc:date>2023-11-05T12:20:54.995598072</dc:date>
    <meta:editing-duration>PT1H48M5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4" meta:word-count="96" meta:character-count="645" meta:non-whitespace-character-count="575"/>
  </office:meta>
</office:document-meta>
</file>